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0"/>
        <table:table-column table:style-name="co15" table:default-cell-style-name="ce40"/>
        <table:table-column table:style-name="co16" table:default-cell-style-name="ce40" table:number-columns-repeated="2"/>
        <table:table-column table:style-name="co17" table:default-cell-style-name="ce55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OVERIJSSEL; TWEEDE GEDEELTE: INDEELING DER WERKELIJKE BEVOLKING NAAR DE HUIZING</text:p>
          </table:table-cell>
          <table:table-cell table:style-name="TL Title" table:number-columns-repeated="33"/>
          <table:table-cell table:style-name="ce54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9" office:value-type="string">
            <text:p>LEDEN DER HUISGEZINNEN</text:p>
          </table:table-cell>
          <table:covered-table-cell table:style-name="TL ColHeader" table:number-columns-repeated="8"/>
          <table:table-cell table:style-name="TL ColHeader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0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5" table:style-name="TL ColHeader" table:number-columns-spanned="1" office:value-type="string">
            <text:p>CBS nummer</text:p>
          </table:table-cell>
          <table:table-cell ns41:value-type="string" table:number-rows-spanned="5" table:style-name="ce28" table:number-columns-spanned="1" office:value-type="string">
            <text:p>Amsterdamse code</text:p>
          </table:table-cell>
          <table:table-cell ns41:value-type="string" table:number-rows-spanned="5" table:style-name="ce28" table:number-columns-spanned="1" office:value-type="string">
            <text:p>Grootteklasse</text:p>
          </table:table-cell>
          <table:table-cell ns41:value-type="string" table:number-rows-spanned="5" table:style-name="ce35" table:number-columns-spanned="1" office:value-type="string">
            <text:p>Provincie</text:p>
          </table:table-cell>
          <table:table-cell ns41:value-type="string" table:number-rows-spanned="5" table:style-name="ce41" table:number-columns-spanned="1" office:value-type="string">
            <text:p>Telling</text:p>
          </table:table-cell>
          <table:table-cell ns41:value-type="string" table:number-rows-spanned="5" table:style-name="ce41" table:number-columns-spanned="1" office:value-type="string">
            <text:p>Tabel</text:p>
          </table:table-cell>
          <table:table-cell ns41:value-type="string" table:number-rows-spanned="5" table:style-name="ce41" table:number-columns-spanned="1" office:value-type="string">
            <text:p>Pagina links</text:p>
          </table:table-cell>
          <table:table-cell ns41:value-type="string" table:number-rows-spanned="5" table:style-name="ce49" table:number-columns-spanned="1" office:value-type="string">
            <text:p>Pagina rechts</text:p>
          </table:table-cell>
          <table:table-cell ns41:value-type="string" table:number-rows-spanned="5" table:style-name="ce56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1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1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1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1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1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7"/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3"/>
          <table:table-cell table:formula="of:=[.A7]+1" ns41:value-type="float" table:style-name="ce16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0" table:number-columns-repeated="3"/>
          <table:covered-table-cell table:style-name="ce37"/>
          <table:covered-table-cell table:style-name="ce43" table:number-columns-repeated="3"/>
          <table:covered-table-cell table:style-name="ce51"/>
          <table:covered-table-cell table:style-name="ce58"/>
          <table:table-cell table:style-name="ce13" table:number-columns-repeated="989"/>
        </table:table-row>
        <table:table-row table:style-name="ro1">
          <table:table-cell table:style-name="ce6" table:number-columns-repeated="30"/>
          <table:table-cell table:style-name="ce44" table:number-columns-repeated="3"/>
          <table:table-cell table:style-name="ce52"/>
          <table:table-cell table:style-name="ce59"/>
          <table:table-cell table:style-name="ce6" table:number-columns-repeated="989"/>
        </table:table-row>
        <table:table-row table:style-name="ro6">
          <table:table-cell ns41:value-type="string" table:style-name="TL RowHeader" office:value-type="string">
            <text:p>Voornaamste gemeenten (van 20.000 inwoners en daarboven</text:p>
          </table:table-cell>
          <table:table-cell table:style-name="ce6"/>
          <table:table-cell table:style-name="ce17"/>
          <table:table-cell table:style-name="TL Data" table:number-columns-repeated="22"/>
          <table:table-cell table:style-name="TL Data"/>
          <table:table-cell table:style-name="TL Data"/>
          <table:table-cell table:style-name="ce33" table:number-columns-repeated="3"/>
          <table:table-cell table:style-name="ce45"/>
          <table:table-cell table:style-name="ce47" table:number-columns-repeated="2"/>
          <table:table-cell table:style-name="ce53"/>
          <table:table-cell table:style-name="ce60"/>
          <table:table-cell table:style-name="ce6" table:number-columns-repeated="989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ce18" office:value="4439" office:value-type="float">
            <text:p>4439</text:p>
          </table:table-cell>
          <table:table-cell ns41:value-type="float" table:style-name="TL Data" office:value="4476" office:value-type="float">
            <text:p>4476</text:p>
          </table:table-cell>
          <table:table-cell ns41:value-type="float" table:style-name="TL Data" office:value="3861" office:value-type="float">
            <text:p>386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5083" office:value-type="float">
            <text:p>508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4232" office:value-type="float">
            <text:p>4232</text:p>
          </table:table-cell>
          <table:table-cell ns41:value-type="float" table:style-name="TL Data" office:value="10547" office:value-type="float">
            <text:p>10547</text:p>
          </table:table-cell>
          <table:table-cell ns41:value-type="float" table:style-name="TL Data" office:value="10925" office:value-type="float">
            <text:p>1092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1369" office:value-type="float">
            <text:p>1136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34" office:value="10899" office:value-type="float">
            <text:p>10899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ce18" office:value="5231" office:value-type="float">
            <text:p>5231</text:p>
          </table:table-cell>
          <table:table-cell ns41:value-type="float" table:style-name="TL Data" office:value="5449" office:value-type="float">
            <text:p>5449</text:p>
          </table:table-cell>
          <table:table-cell ns41:value-type="float" table:style-name="TL Data" office:value="4681" office:value-type="float">
            <text:p>468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6019" office:value-type="float">
            <text:p>601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5040" office:value-type="float">
            <text:p>5040</text:p>
          </table:table-cell>
          <table:table-cell ns41:value-type="float" table:style-name="TL Data" office:value="12374" office:value-type="float">
            <text:p>12374</text:p>
          </table:table-cell>
          <table:table-cell ns41:value-type="float" table:style-name="TL Data" office:value="13012" office:value-type="float">
            <text:p>1301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2776" office:value-type="float">
            <text:p>12776</text:p>
          </table:table-cell>
          <table:table-cell ns41:value-type="float" table:style-name="TL Data" office:value="13608" office:value-type="float">
            <text:p>1360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34" office:value="10093" office:value-type="float">
            <text:p>10093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ce18" office:value="9670" office:value-type="float">
            <text:p>9670</text:p>
          </table:table-cell>
          <table:table-cell ns41:value-type="float" table:style-name="TL Data" office:value="9925" office:value-type="float">
            <text:p>9925</text:p>
          </table:table-cell>
          <table:table-cell ns41:value-type="float" table:style-name="TL Data" office:value="8542" office:value-type="float">
            <text:p>8542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2275" office:value-type="float">
            <text:p>12275</text:p>
          </table:table-cell>
          <table:table-cell ns41:value-type="float" table:style-name="TL Data" office:value="11102" office:value-type="float">
            <text:p>1110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9272" office:value-type="float">
            <text:p>9272</text:p>
          </table:table-cell>
          <table:table-cell ns41:value-type="float" table:style-name="TL Data" office:value="22921" office:value-type="float">
            <text:p>22921</text:p>
          </table:table-cell>
          <table:table-cell ns41:value-type="float" table:style-name="TL Data" office:value="23937" office:value-type="float">
            <text:p>2393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24145" office:value-type="float">
            <text:p>24145</text:p>
          </table:table-cell>
          <table:table-cell ns41:value-type="float" table:style-name="TL Data" office:value="25153" office:value-type="float">
            <text:p>25153</text:p>
          </table:table-cell>
          <table:table-cell table:style-name="TL Data"/>
          <table:table-cell table:style-name="ce34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verige gemeenten</text:p>
          </table:table-cell>
          <table:table-cell/>
          <table:table-cell table:style-name="ce18"/>
          <table:table-cell table:style-name="TL Data" table:number-columns-repeated="22"/>
          <table:table-cell table:style-name="TL Data"/>
          <table:table-cell table:style-name="TL Data"/>
          <table:table-cell table:style-name="ce34" table:number-columns-repeated="2"/>
          <table:table-cell table:style-name="ce38"/>
          <table:table-cell table:number-columns-repeated="4"/>
          <table:table-cell table:style-name="ce62"/>
          <table:table-cell table:number-columns-repeated="989"/>
        </table:table-row>
        <table:table-row table:style-name="ro7">
          <table:table-cell ns41:value-type="string" table:style-name="TL RowHeader" office:value-type="string">
            <text:p>Almelo (Stad-)</text:p>
          </table:table-cell>
          <table:table-cell/>
          <table:table-cell ns41:value-type="float" table:style-name="ce18" office:value="1762" office:value-type="float">
            <text:p>1762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4211" office:value-type="float">
            <text:p>42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34" office:value="11053" office:value-type="float">
            <text:p>1105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lmelo (Ambt-)</text:p>
          </table:table-cell>
          <table:table-cell/>
          <table:table-cell ns41:value-type="float" table:style-name="ce18" office:value="922" office:value-type="float">
            <text:p>92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34" office:value="11065" office:value-type="float">
            <text:p>1106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ce18" office:value="1343" office:value-type="float">
            <text:p>1343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34" office:value="11190" office:value-type="float">
            <text:p>1119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ce18" office:value="283" office:value-type="float">
            <text:p>28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34" office:value="11030" office:value-type="float">
            <text:p>110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lankeman</text:p>
          </table:table-cell>
          <table:table-cell/>
          <table:table-cell ns41:value-type="float" table:style-name="ce18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ce34" office:value="10320" office:value-type="float">
            <text:p>103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ce18" office:value="387" office:value-type="float">
            <text:p>38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34" office:value="10689" office:value-type="float">
            <text:p>106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ce18" office:value="895" office:value-type="float">
            <text:p>895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34" office:value="10326" office:value-type="float">
            <text:p>1032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ce18" office:value="1145" office:value-type="float">
            <text:p>114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2812" office:value-type="float">
            <text:p>2812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34" office:value="11007" office:value-type="float">
            <text:p>1100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elden (Stad-)</text:p>
          </table:table-cell>
          <table:table-cell/>
          <table:table-cell ns41:value-type="float" table:style-name="ce18" office:value="404" office:value-type="float">
            <text:p>40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34" office:value="10913" office:value-type="float">
            <text:p>1091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elden (Ambt-)</text:p>
          </table:table-cell>
          <table:table-cell/>
          <table:table-cell ns41:value-type="float" table:style-name="ce18" office:value="529" office:value-type="float">
            <text:p>52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34" office:value="11400" office:value-type="float">
            <text:p>1140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ce18" office:value="810" office:value-type="float">
            <text:p>81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987" office:value-type="float">
            <text:p>1987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34" office:value="10245" office:value-type="float">
            <text:p>1024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ce18" office:value="310" office:value-type="float">
            <text:p>31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34" office:value="10311" office:value-type="float">
            <text:p>1031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ce18" office:value="742" office:value-type="float">
            <text:p>74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34" office:value="10933" office:value-type="float">
            <text:p>1093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ce18" office:value="2986" office:value-type="float">
            <text:p>2986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3868" office:value-type="float">
            <text:p>386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7435" office:value-type="float">
            <text:p>7435</text:p>
          </table:table-cell>
          <table:table-cell ns41:value-type="float" table:style-name="TL Data" office:value="7590" office:value-type="float">
            <text:p>759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34" office:value="10364" office:value-type="float">
            <text:p>1036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ce18" office:value="632" office:value-type="float">
            <text:p>632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34" office:value="10746" office:value-type="float">
            <text:p>1074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ce18" office:value="481" office:value-type="float">
            <text:p>48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8"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34" office:value="10708" office:value-type="float">
            <text:p>1070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oor</text:p>
          </table:table-cell>
          <table:table-cell/>
          <table:table-cell ns41:value-type="float" table:style-name="ce18" office:value="616" office:value-type="float">
            <text:p>61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34" office:value="10076" office:value-type="float">
            <text:p>1007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ce18" office:value="143" office:value-type="float">
            <text:p>14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34" office:value="10224" office:value-type="float">
            <text:p>1022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ce18" office:value="625" office:value-type="float">
            <text:p>62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34" office:value="11339" office:value-type="float">
            <text:p>1133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ce18" office:value="1000" office:value-type="float">
            <text:p>1000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2351" office:value-type="float">
            <text:p>23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34" office:value="11435" office:value-type="float">
            <text:p>1143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ro (Den)</text:p>
          </table:table-cell>
          <table:table-cell/>
          <table:table-cell ns41:value-type="float" table:style-name="ce18" office:value="868" office:value-type="float">
            <text:p>86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34" office:value="10395" office:value-type="float">
            <text:p>103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rdenberg (Stad-)</text:p>
          </table:table-cell>
          <table:table-cell/>
          <table:table-cell ns41:value-type="float" table:style-name="ce18" office:value="305" office:value-type="float">
            <text:p>30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34" office:value="11169" office:value-type="float">
            <text:p>1116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rdenberg (Ambt-)</text:p>
          </table:table-cell>
          <table:table-cell/>
          <table:table-cell ns41:value-type="float" table:style-name="ce18" office:value="1621" office:value-type="float">
            <text:p>1621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3817" office:value-type="float">
            <text:p>38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34" office:value="10174" office:value-type="float">
            <text:p>1017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ce18" office:value="536" office:value-type="float">
            <text:p>53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34" office:value="10115" office:value-type="float">
            <text:p>1011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ce18" office:value="413" office:value-type="float">
            <text:p>41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8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34" office:value="10854" office:value-type="float">
            <text:p>1085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ce18" office:value="1243" office:value-type="float">
            <text:p>1243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3226" office:value-type="float">
            <text:p>3226</text:p>
          </table:table-cell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34" office:value="10806" office:value-type="float">
            <text:p>1080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ce18" office:value="2124" office:value-type="float">
            <text:p>2124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5111" office:value-type="float">
            <text:p>5111</text:p>
          </table:table-cell>
          <table:table-cell ns41:value-type="float" table:style-name="TL Data" office:value="5054" office:value-type="float">
            <text:p>50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34" office:value="10907" office:value-type="float">
            <text:p>1090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ce18" office:value="542" office:value-type="float">
            <text:p>54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34" office:value="11246" office:value-type="float">
            <text:p>1124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Ijsselmuiden</text:p>
          </table:table-cell>
          <table:table-cell/>
          <table:table-cell ns41:value-type="float" table:style-name="ce18" office:value="426" office:value-type="float">
            <text:p>42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34" office:value="10641" office:value-type="float">
            <text:p>1064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ce18" office:value="3540" office:value-type="float">
            <text:p>3540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4325" office:value-type="float">
            <text:p>432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8359" office:value-type="float">
            <text:p>8359</text:p>
          </table:table-cell>
          <table:table-cell ns41:value-type="float" table:style-name="TL Data" office:value="8868" office:value-type="float">
            <text:p>886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9399" office:value-type="float">
            <text:p>9399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34" office:value="10253" office:value-type="float">
            <text:p>1025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amperveen</text:p>
          </table:table-cell>
          <table:table-cell/>
          <table:table-cell ns41:value-type="float" table:style-name="ce18" office:value="124" office:value-type="float">
            <text:p>12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34" office:value="10443" office:value-type="float">
            <text:p>1044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ce18" office:value="213" office:value-type="float">
            <text:p>2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34" office:value="11148" office:value-type="float">
            <text:p>1114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Lonnecker</text:p>
          </table:table-cell>
          <table:table-cell/>
          <table:table-cell ns41:value-type="float" table:style-name="ce18" office:value="1317" office:value-type="float">
            <text:p>1317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3894" office:value-type="float">
            <text:p>3894</text:p>
          </table:table-cell>
          <table:table-cell ns41:value-type="float" table:style-name="TL Data" office:value="3564" office:value-type="float">
            <text:p>35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34" office:value="11045" office:value-type="float">
            <text:p>1104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ce18" office:value="909" office:value-type="float">
            <text:p>90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34" office:value="11166" office:value-type="float">
            <text:p>1116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ce18" office:value="774" office:value-type="float">
            <text:p>77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34" office:value="11382" office:value-type="float">
            <text:p>1138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ce18" office:value="476" office:value-type="float">
            <text:p>47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ce34" office:value="10384" office:value-type="float">
            <text:p>1038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ce18" office:value="664" office:value-type="float">
            <text:p>66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34" office:value="10858" office:value-type="float">
            <text:p>1085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ce18" office:value="901" office:value-type="float">
            <text:p>9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34" office:value="11100" office:value-type="float">
            <text:p>1110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lst</text:p>
          </table:table-cell>
          <table:table-cell/>
          <table:table-cell ns41:value-type="float" table:style-name="ce18" office:value="969" office:value-type="float">
            <text:p>969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34" office:value="10409" office:value-type="float">
            <text:p>1040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mmen (Stad-)</text:p>
          </table:table-cell>
          <table:table-cell/>
          <table:table-cell ns41:value-type="float" table:style-name="ce18" office:value="343" office:value-type="float">
            <text:p>34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table:style-name="TL Data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34" office:value="10381" office:value-type="float">
            <text:p>1038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mmen (Ambt-)</text:p>
          </table:table-cell>
          <table:table-cell/>
          <table:table-cell ns41:value-type="float" table:style-name="ce18" office:value="757" office:value-type="float">
            <text:p>75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34" office:value="11069" office:value-type="float">
            <text:p>1106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Ootmarsum</text:p>
          </table:table-cell>
          <table:table-cell/>
          <table:table-cell ns41:value-type="float" table:style-name="ce18" office:value="328" office:value-type="float">
            <text:p>32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34" office:value="11079" office:value-type="float">
            <text:p>1107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ce18" office:value="1191" office:value-type="float">
            <text:p>1191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2906" office:value-type="float">
            <text:p>2906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34" office:value="10279" office:value-type="float">
            <text:p>1027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ce18" office:value="839" office:value-type="float">
            <text:p>83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34" office:value="10358" office:value-type="float">
            <text:p>1035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ce18" office:value="1076" office:value-type="float">
            <text:p>1076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34" office:value="11362" office:value-type="float">
            <text:p>1136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ce18" office:value="1151" office:value-type="float">
            <office:annotation draw:style-name="gr1" svg:height="1.957cm" draw:caption-point-y="2.417cm" svg:width="6.407cm" svg:x="3.16cm" draw:caption-point-x="4.381cm" svg:y="27.92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1151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34" office:value="10546" office:value-type="float">
            <text:p>1054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ce18" office:value="1276" office:value-type="float">
            <text:p>1276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3205" office:value-type="float">
            <text:p>3205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881" office:value-type="float">
            <text:p>288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34" office:value="11347" office:value-type="float">
            <text:p>1134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ce18" office:value="1224" office:value-type="float">
            <text:p>1224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3282" office:value-type="float">
            <text:p>3282</text:p>
          </table:table-cell>
          <table:table-cell ns41:value-type="float" table:style-name="TL Data" office:value="2959" office:value-type="float">
            <text:p>29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001" office:value-type="float">
            <text:p>30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34" office:value="10694" office:value-type="float">
            <text:p>1069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ollenhove (Stad-)</text:p>
          </table:table-cell>
          <table:table-cell/>
          <table:table-cell ns41:value-type="float" table:style-name="ce18" office:value="347" office:value-type="float">
            <text:p>34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ce34" office:value="11183" office:value-type="float">
            <text:p>111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ollenhove (Ambt-)</text:p>
          </table:table-cell>
          <table:table-cell/>
          <table:table-cell ns41:value-type="float" table:style-name="ce18" office:value="448" office:value-type="float">
            <text:p>44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34" office:value="11088" office:value-type="float">
            <text:p>1108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ce18" office:value="798" office:value-type="float">
            <text:p>79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34" office:value="10643" office:value-type="float">
            <text:p>1064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ce18" office:value="335" office:value-type="float">
            <text:p>33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34" office:value="10105" office:value-type="float">
            <text:p>1010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ce18" office:value="920" office:value-type="float">
            <text:p>92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34" office:value="10893" office:value-type="float">
            <text:p>1089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ce18" office:value="1206" office:value-type="float">
            <text:p>1206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2856" office:value-type="float">
            <text:p>28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3185" office:value-type="float">
            <text:p>3185</text:p>
          </table:table-cell>
          <table:table-cell ns41:value-type="float" table:style-name="TL Data" office:value="2879" office:value-type="float">
            <text:p>287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34" office:value="10676" office:value-type="float">
            <text:p>1067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ce18" office:value="872" office:value-type="float">
            <text:p>87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34" office:value="10888" office:value-type="float">
            <text:p>1088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ce18" office:value="146" office:value-type="float">
            <text:p>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34" office:value="10194" office:value-type="float">
            <text:p>1019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alk en Veecaten</text:p>
          </table:table-cell>
          <table:table-cell/>
          <table:table-cell ns41:value-type="float" table:style-name="ce18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34" office:value="10633" office:value-type="float">
            <text:p>1063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ce18" office:value="967" office:value-type="float">
            <text:p>967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939" office:value-type="float">
            <text:p>19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34" office:value="10303" office:value-type="float">
            <text:p>1030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ce18" office:value="1109" office:value-type="float">
            <text:p>1109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2755" office:value-type="float">
            <text:p>27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762" office:value-type="float">
            <text:p>276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34" office:value="10654" office:value-type="float">
            <text:p>1065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/>
          <table:table-cell ns41:value-type="float" table:style-name="ce18" office:value="49611" office:value-type="float">
            <office:annotation draw:style-name="gr1" svg:height="1.984cm" draw:caption-point-y="2.417cm" svg:width="6.407cm" svg:x="3.16cm" draw:caption-point-x="4.381cm" svg:y="34.2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49611</text:p>
          </table:table-cell>
          <table:table-cell ns41:value-type="float" office:value="48234" office:value-type="float">
            <text:p>48234</text:p>
          </table:table-cell>
          <table:table-cell ns41:value-type="float" office:value="42202" office:value-type="float">
            <text:p>42202</text:p>
          </table:table-cell>
          <table:table-cell ns41:value-type="float" office:value="6032" office:value-type="float">
            <text:p>6032</text:p>
          </table:table-cell>
          <table:table-cell ns41:value-type="float" office:value="62119" office:value-type="float">
            <text:p>62119</text:p>
          </table:table-cell>
          <table:table-cell ns41:value-type="float" office:value="54741" office:value-type="float">
            <text:p>54741</text:p>
          </table:table-cell>
          <table:table-cell ns41:value-type="float" office:value="5995" office:value-type="float">
            <text:p>5995</text:p>
          </table:table-cell>
          <table:table-cell ns41:value-type="float" office:value="7122" office:value-type="float">
            <text:p>7122</text:p>
          </table:table-cell>
          <table:table-cell ns41:value-type="float" office:value="13469" office:value-type="float">
            <text:p>13469</text:p>
          </table:table-cell>
          <table:table-cell ns41:value-type="float" office:value="49874" office:value-type="float">
            <text:p>49874</text:p>
          </table:table-cell>
          <table:table-cell ns41:value-type="float" office:value="123785" office:value-type="float">
            <text:p>123785</text:p>
          </table:table-cell>
          <table:table-cell ns41:value-type="float" office:value="117769" office:value-type="float">
            <text:p>117769</text:p>
          </table:table-cell>
          <table:table-cell ns41:value-type="float" office:value="1173" office:value-type="float">
            <text:p>1173</text:p>
          </table:table-cell>
          <table:table-cell ns41:value-type="float" office:value="1442" office:value-type="float">
            <text:p>1442</text:p>
          </table:table-cell>
          <table:table-cell ns41:value-type="float" office:value="344" office:value-type="float">
            <text:p>344</text:p>
          </table:table-cell>
          <table:table-cell ns41:value-type="float" office:value="385" office:value-type="float">
            <text:p>385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1263" office:value-type="float">
            <text:p>1263</text:p>
          </table:table-cell>
          <table:table-cell ns41:value-type="float" office:value="715" office:value-type="float">
            <text:p>715</text:p>
          </table:table-cell>
          <table:table-cell ns41:value-type="float" office:value="1611" office:value-type="float">
            <text:p>1611</text:p>
          </table:table-cell>
          <table:table-cell ns41:value-type="float" office:value="1116" office:value-type="float">
            <text:p>1116</text:p>
          </table:table-cell>
          <table:table-cell ns41:value-type="float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table:number-columns-repeated="3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 provincie</text:p>
          </table:table-cell>
          <table:table-cell/>
          <table:table-cell ns41:value-type="float" table:style-name="ce19" office:value="59281" office:value-type="float">
            <office:annotation draw:style-name="gr1" svg:height="1.957cm" draw:caption-point-y="2.866cm" svg:width="6.407cm" svg:x="3.16cm" draw:caption-point-x="4.381cm" svg:y="34.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59281</text:p>
          </table:table-cell>
          <table:table-cell ns41:value-type="float" table:style-name="ce24" office:value="58159" office:value-type="float">
            <text:p>58159</text:p>
          </table:table-cell>
          <table:table-cell ns41:value-type="float" table:style-name="ce24" office:value="50744" office:value-type="float">
            <text:p>50744</text:p>
          </table:table-cell>
          <table:table-cell ns41:value-type="float" table:style-name="ce24" office:value="7415" office:value-type="float">
            <text:p>7415</text:p>
          </table:table-cell>
          <table:table-cell ns41:value-type="float" table:style-name="ce24" office:value="74394" office:value-type="float">
            <text:p>74394</text:p>
          </table:table-cell>
          <table:table-cell ns41:value-type="float" table:style-name="ce24" office:value="65843" office:value-type="float">
            <text:p>65843</text:p>
          </table:table-cell>
          <table:table-cell ns41:value-type="float" table:style-name="ce24" office:value="6452" office:value-type="float">
            <text:p>6452</text:p>
          </table:table-cell>
          <table:table-cell ns41:value-type="float" table:style-name="ce24" office:value="9302" office:value-type="float">
            <text:p>9302</text:p>
          </table:table-cell>
          <table:table-cell ns41:value-type="float" table:style-name="ce24" office:value="15116" office:value-type="float">
            <text:p>15116</text:p>
          </table:table-cell>
          <table:table-cell ns41:value-type="float" table:style-name="ce24" office:value="59146" office:value-type="float">
            <text:p>59146</text:p>
          </table:table-cell>
          <table:table-cell ns41:value-type="float" table:style-name="ce24" office:value="146706" office:value-type="float">
            <text:p>146706</text:p>
          </table:table-cell>
          <table:table-cell ns41:value-type="float" table:style-name="ce24" office:value="141706" office:value-type="float">
            <text:p>141706</text:p>
          </table:table-cell>
          <table:table-cell ns41:value-type="float" table:style-name="ce24" office:value="1553" office:value-type="float">
            <text:p>1553</text:p>
          </table:table-cell>
          <table:table-cell ns41:value-type="float" table:style-name="ce24" office:value="1899" office:value-type="float">
            <text:p>1899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107" office:value-type="float">
            <text:p>2107</text:p>
          </table:table-cell>
          <table:table-cell ns41:value-type="float" table:style-name="ce24" office:value="1474" office:value-type="float">
            <text:p>1474</text:p>
          </table:table-cell>
          <table:table-cell ns41:value-type="float" table:style-name="ce24" office:value="2554" office:value-type="float">
            <text:p>2554</text:p>
          </table:table-cell>
          <table:table-cell ns41:value-type="float" table:style-name="ce24" office:value="1972" office:value-type="float">
            <text:p>1972</text:p>
          </table:table-cell>
          <table:table-cell ns41:value-type="float" table:style-name="ce24" office:value="150366" office:value-type="float">
            <text:p>150366</text:p>
          </table:table-cell>
          <table:table-cell ns41:value-type="float" table:style-name="ce27" office:value="145079" office:value-type="float">
            <text:p>145079</text:p>
          </table:table-cell>
          <table:table-cell table:style-name="ce19"/>
          <table:table-cell table:style-name="ce24" table:number-columns-repeated="2"/>
          <table:table-cell ns41:value-type="string" table:style-name="ce39" office:value-type="string">
            <text:p>OV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8" office:value-type="string">
            <text:p>06_H2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63" office:value="260098" office:value-type="float">
            <text:p>260098</text:p>
          </table:table-cell>
          <table:table-cell table:number-columns-repeated="989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06</dc:date>
    <meta:document-statistic meta:object-count="0" meta:cell-count="1886" meta:table-count="1"/>
    <meta:generator>ODFPY/1.3.0dev</meta:generator>
  </office:meta>
</office:document-meta>
</file>